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fo:color="#c9211e" loext:opacity="100%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2deb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Nombre de la Universidad:</text:p>
      <text:p text:style-name="Standard"/>
      <text:p text:style-name="Standard"><text:tab/><text:span text:style-name="T1">//universidad/nombre/text()</text:span></text:p>
      <text:p text:style-name="Standard"/>
      <text:p text:style-name="Standard">2. Pais de la Universidad:</text:p>
      <text:p text:style-name="Standard"/>
      <text:p text:style-name="Standard"><text:tab/><text:span text:style-name="T1">//universidad/pais/text()</text:span></text:p>
      <text:p text:style-name="Standard"/>
      <text:p text:style-name="Standard">3. Nombres de las Carreras:</text:p>
      <text:p text:style-name="Standard"/>
      <text:p text:style-name="Standard"><text:tab/><text:span text:style-name="T1">//carrera/nombre/text()</text:span></text:p>
      <text:p text:style-name="Standard"/>
      <text:p text:style-name="Standard">4. Años de plan de estudio de las carreras:</text:p>
      <text:p text:style-name="Standard"/>
      <text:p text:style-name="Standard"><text:tab/><text:span text:style-name="T1">//carrera/plan</text:span></text:p>
      <text:p text:style-name="Standard"/>
      <text:p text:style-name="Standard">5. Nombres de todos los alumnos:</text:p>
      <text:p text:style-name="Standard"/>
      <text:p text:style-name="Standard"><text:tab/><text:span text:style-name="T1">//alumno/nombre/text()</text:span></text:p>
      <text:p text:style-name="Standard"/>
      <text:p text:style-name="Standard">6. Identificadores de todas las carreras:</text:p>
      <text:p text:style-name="Standard"/>
      <text:p text:style-name="Standard"><text:tab/><text:span text:style-name="T1">//carrera/@id</text:span></text:p>
      <text:p text:style-name="Standard"/>
      <text:p text:style-name="Standard">7. Datos de la carrera cuyo id es c01:</text:p>
      <text:p text:style-name="Standard"/>
      <text:p text:style-name="Standard"><text:tab/><text:span text:style-name="T1">//carrera[@id="c01"]</text:span></text:p>
      <text:p text:style-name="Standard"/>
      <text:p text:style-name="Standard">8. Centro en que se estudia de la carrera cuyo id es c02:</text:p>
      <text:p text:style-name="Standard"/>
      <text:p text:style-name="Standard"><text:tab/><text:span text:style-name="T1">//carrera[@id="c02"]/centro/text()</text:span></text:p>
      <text:p text:style-name="Standard"/>
      <text:p text:style-name="Standard">9. Nombre de las carreras que tengan subdirector:</text:p>
      <text:p text:style-name="Standard"/>
      <text:p text:style-name="Standard"><text:tab/><text:span text:style-name="T1">//carrera[subdirector]/nombre/text()</text:span></text:p>
      <text:p text:style-name="Standard"/>
      <text:p text:style-name="Standard">10. Nombre de los alumnos que estén haciendo proyecto:</text:p>
      <text:p text:style-name="Standard"/>
      <text:p text:style-name="Standard"><text:tab/><text:span text:style-name="T1">//alumno[estudios/proyecto]/nombre/text()</text:span></text:p>
      <text:p text:style-name="Standard"/>
      <text:p text:style-name="Standard">11. Códigos de las carreras en las que hay algún alumno matriculado:</text:p>
      <text:p text:style-name="Standard"/>
      <text:p text:style-name="Standard"><text:tab/><text:a xlink:type="simple" xlink:href="file://alumno/estudios/carrera/@codigo" text:style-name="Internet_20_link" text:visited-style-name="Visited_20_Internet_20_Link"><text:span text:style-name="T1">//alumno/estudios/carrera/@codigo</text:span></text:a></text:p>
      <text:p text:style-name="P1"><text:tab/>----------------------------------------------------</text:p>
      <text:p text:style-name="P1"><text:tab/>distinct-values(//alumno/estudios/carrera/@codigo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2. Apellidos y Nombre de los alumnos con beca:</text:p>
      <text:p text:style-name="Standard"/>
      <text:p text:style-name="Standard"><text:tab/><text:span text:style-name="T1">//alumno[@beca="si"]/nombre/text() | //alumno[@beca="si"]/apellido1/text() |</text:span></text:p>
      <text:p text:style-name="P1">//alumno[@beca="si"]/apellido2/text()</text:p>
      <text:p text:style-name="P1">---------------------------------------------------------------------------------------------------------</text:p>
      <text:p text:style-name="P1"><text:tab/>concat(//alumno[@beca="si"]/nombre/text()," ", //alumno[@beca="si"]/apellido1/text(),"</text:p>
      <text:p text:style-name="P1">",//alumno[@beca="si"]/apellido2/text())</text:p>
      <text:p text:style-name="P1"><text:tab/>-----------------------------------------------------</text:p>
      <text:p text:style-name="Standard"/>
      <text:p text:style-name="Standard">13. Nombre de las asignaturas de la titulación c04:</text:p>
      <text:p text:style-name="Standard"/>
      <text:p text:style-name="Standard"><text:tab/><text:span text:style-name="T1">//asignatura[@titulacion="c04"]/nombre/text()</text:span></text:p>
      <text:p text:style-name="Standard"/>
      <text:p text:style-name="Standard">14. Nombre de las asignaturas de segundo trimestre:</text:p>
      <text:p text:style-name="Standard"/>
      <text:p text:style-name="Standard"><text:tab/><text:span text:style-name="T1">//asignatura[trimestre=2]/nombre/text()</text:span></text:p>
      <text:p text:style-name="Standard"/>
      <text:p text:style-name="Standard">15. Nombre de las asignaturas que no tienen 4 créditos teóricos:</text:p>
      <text:p text:style-name="Standard"/>
      <text:p text:style-name="Standard"><text:tab/><text:span text:style-name="T1">//asignatura[creditos_teoricos!=4]/nombre/text()</text:span></text:p>
      <text:p text:style-name="Standard"/>
      <text:p text:style-name="Standard">16. Código de la carrera que estudia el último alumno:</text:p>
      <text:p text:style-name="Standard"/>
      <text:p text:style-name="Standard"><text:tab/><text:span text:style-name="T1">//alumno[last()]/estudios/carrera/@codigo</text:span></text:p>
      <text:p text:style-name="Standard"/>
      <text:p text:style-name="Standard">17. Código de las asignaturas que estudian mujeres:</text:p>
      <text:p text:style-name="Standard"/>
      <text:p text:style-name="Standard"><text:tab/><text:span text:style-name="T1">//alumno[sexo="Mujer"]/estudios/carrera/@codigo</text:span></text:p>
      <text:p text:style-name="Standard"/>
      <text:p text:style-name="Standard">18. Nombre de los alumnos que matriculados en la asignatura a02:</text:p>
      <text:p text:style-name="Standard"/>
      <text:p text:style-name="Standard"><text:tab/><text:span text:style-name="T1">//alumno[estudios/asignaturas/asignatura/@codigo="a02"]/nombre/text()</text:span></text:p>
      <text:p text:style-name="Standard"/>
      <text:p text:style-name="Standard">19. Códigos de las carreras que estudian los alumnos matriculados en alguna asignatura.</text:p>
      <text:p text:style-name="Standard"/>
      <text:p text:style-name="Standard"><text:tab/><text:span text:style-name="T1">//alumno[estudios/asignaturas/asignatura]/estudios/carrera/@codigo</text:span></text:p>
      <text:p text:style-name="Standard"/>
      <text:p text:style-name="Standard">20. Apellidos de todos los hombres:</text:p>
      <text:p text:style-name="Standard"/>
      <text:p text:style-name="Standard"><text:tab/><text:span text:style-name="T1">//alumno[sexo="Hombre"]/apellido1/text() | //alumno[sexo="Hombre"]/apellido2/text()</text:span> </text:p>
      <text:p text:style-name="Standard"/>
      <text:p text:style-name="Standard">21. Nombre de la carrera que estudia Víctor Manuel:</text:p>
      <text:p text:style-name="Standard"/>
      <text:p text:style-name="Standard"><text:tab/><text:span text:style-name="T1">//carrera[@id=//alumno[nombre="Víctor Manuel"]/estudios/carrera/@codigo]/nombre/text()</text:span></text:p>
      <text:p text:style-name="Standard"/>
      <text:p text:style-name="Standard">22. Nombre de las asignaturas que estudia Luisa:</text:p>
      <text:p text:style-name="Standard"/>
      <text:p text:style-name="Standard"><text:tab/><text:span text:style-name="T1">//asignatura[@id=//alumno[nombre="Luisa"]/estudios/asignaturas/asignatura/@codigo]/nombre/text()</text:span></text:p>
      <text:p text:style-name="Standard"/>
      <text:p text:style-name="Standard"/>
      <text:p text:style-name="Standard"/>
      <text:p text:style-name="Standard"><text:soft-page-break/>23. Primer apellido de los alumnos matriculados en Ingeniería del Software:</text:p>
      <text:p text:style-name="Standard"/>
      <text:p text:style-name="Standard"><text:tab/><text:span text:style-name="T1">//alumno[estudios/asignaturas/asignatura/@codigo=//asignatura[nombre="Ingeniería del Software"]/@id]/apellido1/text()</text:span></text:p>
      <text:p text:style-name="Standard"/>
      <text:p text:style-name="Standard"/>
      <text:p text:style-name="Standard">24. Nombre de las carreras que estudian los alumnos matriculados en la asignatura Tecnología</text:p>
      <text:p text:style-name="Standard">de los Alimentos:</text:p>
      <text:p text:style-name="Standard"><text:tab/><text:span text:style-name="T1">//carrera[@id=//alumno[estudios/asignaturas/asignatura/@codigo=//asignatura[nombre="Tecnología de los Alimentos"]/@id]/estudios/carrera/@codigo]/nombre/text()</text:span></text:p>
      <text:p text:style-name="Standard"/>
      <text:p text:style-name="Standard"/>
      <text:p text:style-name="Standard">25. Nombre de los alumnos matriculados en carreras que no tienen subdirector:</text:p>
      <text:p text:style-name="Standard"/>
      <text:p text:style-name="Standard"><text:tab/><text:span text:style-name="T1">//alumno[estudios/carrera/@codigo=//carrera[not(subdirector)]/@id]/nombre/text()</text:span></text:p>
      <text:p text:style-name="Standard"/>
      <text:p text:style-name="Standard">26. Nombre de los alumnos matriculados en asignaturas con 0 créditos prácticos y que estudien</text:p>
      <text:p text:style-name="Standard">la carrera de I.T. Informática </text:p>
      <text:p text:style-name="Standard"/>
      <text:p text:style-name="Standard"><text:tab/><text:span text:style-name="T1">//alumno[estudios/asignaturas//asignatura/@codigo=//asignatura[creditos_practicos="0"]/@id and estudios/carrera/@codigo=//carrera[nombre="I.T. Informática"]/@id]/nombre/text()</text:span></text:p>
      <text:p text:style-name="Standard"/>
      <text:p text:style-name="Standard">27. Nombre de los alumnos que estudian carreras cuyos planes son anteriores a 2002</text:p>
      <text:p text:style-name="Standard"/>
      <text:p text:style-name="Standard"><text:tab/><text:span text:style-name="T1">//alumno[estudios/carrera/@codigo=//carrera[plan&lt;2002]/@id]/nombre/text(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3T12:42:50.043000000</meta:creation-date>
    <dc:date>2021-03-25T09:27:50.292000000</dc:date>
    <meta:editing-duration>PT1H21M32S</meta:editing-duration>
    <meta:editing-cycles>14</meta:editing-cycles>
    <meta:generator>LibreOffice/7.0.0.3$Windows_X86_64 LibreOffice_project/8061b3e9204bef6b321a21033174034a5e2ea88e</meta:generator>
    <meta:document-statistic meta:table-count="0" meta:image-count="0" meta:object-count="0" meta:page-count="3" meta:paragraph-count="63" meta:word-count="313" meta:character-count="3575" meta:non-whitespace-character-count="3292"/>
  </office:meta>
</office:document-meta>
</file>